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Mono" officeooo:rsid="0009e794" officeooo:paragraph-rsid="0009e794"/>
    </style:style>
    <style:style style:name="P2" style:family="paragraph" style:parent-style-name="Standard">
      <style:text-properties style:font-name="Ubuntu Mono" officeooo:rsid="000e8973" officeooo:paragraph-rsid="000e8973"/>
    </style:style>
    <style:style style:name="P3" style:family="paragraph" style:parent-style-name="Standard">
      <style:text-properties style:font-name="Ubuntu Mono" officeooo:rsid="000e8973" officeooo:paragraph-rsid="00103cd6"/>
    </style:style>
    <style:style style:name="P4" style:family="paragraph" style:parent-style-name="Standard">
      <style:text-properties style:font-name="Ubuntu Mono" officeooo:rsid="00124c22" officeooo:paragraph-rsid="00124c22"/>
    </style:style>
    <style:style style:name="P5" style:family="paragraph" style:parent-style-name="Standard">
      <style:text-properties style:font-name="Ubuntu Mono" officeooo:rsid="001af90b" officeooo:paragraph-rsid="001af90b"/>
    </style:style>
    <style:style style:name="P6" style:family="paragraph" style:parent-style-name="Standard">
      <style:paragraph-properties fo:break-before="page"/>
      <style:text-properties style:font-name="Ubuntu Mono" officeooo:rsid="001af90b" officeooo:paragraph-rsid="001af90b"/>
    </style:style>
    <style:style style:name="P7" style:family="paragraph" style:parent-style-name="Standard" style:list-style-name="L1">
      <style:text-properties style:font-name="Ubuntu Mono" officeooo:rsid="0009e794" officeooo:paragraph-rsid="0009e794"/>
    </style:style>
    <style:style style:name="P8" style:family="paragraph" style:parent-style-name="Standard" style:list-style-name="L2">
      <style:text-properties style:font-name="Ubuntu Mono" officeooo:rsid="000e8973" officeooo:paragraph-rsid="000e8973"/>
    </style:style>
    <style:style style:name="P9" style:family="paragraph" style:parent-style-name="Standard">
      <style:text-properties style:font-name="Ubuntu Mono" officeooo:rsid="001af90b" officeooo:paragraph-rsid="001af90b"/>
    </style:style>
    <style:style style:name="T1" style:family="text">
      <style:text-properties fo:color="#ce181e"/>
    </style:style>
    <style:style style:name="T2" style:family="text">
      <style:text-properties officeooo:rsid="00103cd6"/>
    </style:style>
    <style:style style:name="T3" style:family="text">
      <style:text-properties officeooo:rsid="0015e616"/>
    </style:style>
    <style:style style:name="T4" style:family="text">
      <style:text-properties officeooo:rsid="001c1136"/>
    </style:style>
    <style:style style:name="T5" style:family="text">
      <style:text-properties officeooo:rsid="001c8a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ocker</text:span> is a platform that allows you to build, ship, and run any app, anywhere.</text:p>
      <text:p text:style-name="P1"/>
      <text:list xml:id="list2902841812" text:style-name="L1">
        <text:list-item>
          <text:p text:style-name="P7">With this platform, you can easily install, test and deploy web systems. Perhaps the most important feature of docker is to eliminate the problem "it was working on my computer, why did not work in the server?".</text:p>
        </text:list-item>
        <text:list-item>
          <text:p text:style-name="P7">Docker creates the image of the software (such as the .iso DVD image) and makes it reusable.</text:p>
        </text:list-item>
        <text:list-item>
          <text:p text:style-name="P7">Another nice feature is that Dockerfile and images can be improved. If you want to add a few more steps to the instructions, instead of repeating the previous commands, it continues from the last place. This saves time.</text:p>
        </text:list-item>
      </text:list>
      <text:p text:style-name="P1"/>
      <text:p text:style-name="P2">What is the difference ?</text:p>
      <text:p text:style-name="P2">Let's talk about an example to explain this. We have a web application developed with Python / Flask.</text:p>
      <text:p text:style-name="P2">The steps to install this on a server without a docker are as follows:</text:p>
      <text:list xml:id="list2568968104" text:style-name="L2">
        <text:list-item>
          <text:p text:style-name="P8">Firstly, install tools like as Python, virtualenv, pip.</text:p>
        </text:list-item>
        <text:list-item>
          <text:p text:style-name="P8">Set up the Git version control system.</text:p>
        </text:list-item>
        <text:list-item>
          <text:p text:style-name="P8">Pull codes from required repository (Github).</text:p>
        </text:list-item>
        <text:list-item>
          <text:p text:style-name="P8">Create a virtual environment with virtualenv</text:p>
        </text:list-item>
        <text:list-item>
          <text:p text:style-name="P8">Run Django server</text:p>
        </text:list-item>
        <text:list-item>
          <text:p text:style-name="P8">Set reverse proxy settings with nginx if necessary</text:p>
        </text:list-item>
        <text:list-item>
          <text:p text:style-name="P8">Database setup and settings</text:p>
        </text:list-item>
      </text:list>
      <text:p text:style-name="P3">These need to be done manually, which means the difficulty for each installation. This can be annoying, especially if the same installations will be done on a lot of computers. </text:p>
      <text:p text:style-name="P3">Docker is coming to our rescue at this point. We can write all commands into a single Dockerfile file and create an image and send this image to multiple servers. <text:span text:style-name="T3">Create a new image using “docker image build” command.</text:span></text:p>
      <text:p text:style-name="P3"/>
      <text:p text:style-name="P3">A <text:span text:style-name="T1">Docker image</text:span> is run in units called <text:span text:style-name="T1">container</text:span>. <text:span text:style-name="T2">Containers are running systems defined by images. We can think it like giving players role.</text:span></text:p>
      <text:p text:style-name="P3"/>
      <text:p text:style-name="P4"><text:span text:style-name="T1">docker run</text:span> – run a docker image as a container.</text:p>
      <text:p text:style-name="P4"><text:span text:style-name="T1">docker commit</text:span> – commit a docker container as an image.</text:p>
      <text:p text:style-name="P4"/>
      <text:p text:style-name="P4"/>
      <text:p text:style-name="P4">We may need to save our data within the container and, if necessary, share it with the host. With <text:span text:style-name="T1">Docker volume</text:span>, we will be able to manage our data. This has many benefits. For example, Container worked for a while. He produced many outputs, consumed data, wrote something down etc. Regardless of the container's lifecycle, it is very important that these data are permanent. For example, it is important that not destroying information when the container that containing a database service stop.</text:p>
      <text:p text:style-name="P4"/>
      <text:p text:style-name="P4"/>
      <text:p text:style-name="P4">Basically, a layer or <text:span text:style-name="T1">image layer</text:span> is a change on an image or an intermediate image. Every command you specify (FROM, RUN, COPY, etc.) in your Dockerfile causes the previous image to change, thus creating a new layer. You can think of it as staging changes when you're using GIT: You add a file's change, then another one, then another one...</text:p>
      <text:p text:style-name="P4">The concept of layers comes in handy at the time of building images. Because layers are intermediate images, if you make a change to your Dockerfile, docker will build only the layer that was changed and the ones after that. This is called layer caching.</text:p>
      <text:p text:style-name="P4"/>
      <text:p text:style-name="P4"/>
      <text:p text:style-name="P5"/>
      <text:p text:style-name="P6"><text:span text:style-name="T1">Virtual Machines </text:span>(VMs) are <text:span text:style-name="T5">a</text:span>n abstraction of physical hardware turning one server into many servers. The hypervisor allows multiple VMs to run on a single machine. Each VM includes a full copy of an operating system, one or more apps, binaries, librari<text:span text:style-name="T4">e</text:span>s. And taking up ten gigabytes of memory. VM can also be slow to boot.</text:p>
      <text:p text:style-name="P5"/>
      <text:p text:style-name="P5"><text:span text:style-name="T1">Containers</text:span> are an abstraction at the app layer that packages code and dependencies together. Multiple containers can run on the same machine and share the OS kernel with other containers. Containers take up less space than VMs. Container images are typically tens of megabytes and start almost instan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0:31:07.620256792</meta:creation-date>
    <dc:date>2019-01-18T05:43:00.553783945</dc:date>
    <meta:editing-duration>PT52M23S</meta:editing-duration>
    <meta:editing-cycles>18</meta:editing-cycles>
    <meta:generator>LibreOffice/6.1.2.1$Linux_X86_64 LibreOffice_project/10$Build-1</meta:generator>
    <meta:document-statistic meta:table-count="0" meta:image-count="0" meta:object-count="0" meta:page-count="2" meta:paragraph-count="24" meta:word-count="599" meta:character-count="3438" meta:non-whitespace-character-count="2870"/>
  </office:meta>
</office:document-meta>
</file>